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7287" officeooo:paragraph-rsid="0015778f"/>
    </style:style>
    <style:style style:name="P2" style:family="paragraph" style:parent-style-name="Text_20_body">
      <style:text-properties fo:font-size="14pt" fo:font-weight="normal" officeooo:rsid="01797f71" officeooo:paragraph-rsid="01778395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officeooo:rsid="0180466c" officeooo:paragraph-rsid="0180466c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180466c" officeooo:paragraph-rsid="01778395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19e1448" officeooo:paragraph-rsid="01abee70" fo:background-color="#fff200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fo:font-weight="normal" officeooo:rsid="01dbf74d" officeooo:paragraph-rsid="01dbf74d" fo:background-color="#fff200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officeooo:rsid="003201e5" officeooo:paragraph-rsid="0015778f" fo:background-color="transparent" style:font-size-asian="14pt" style:font-size-complex="14pt"/>
    </style:style>
    <style:style style:name="P8" style:family="paragraph" style:parent-style-name="Text_20_body">
      <style:text-properties fo:font-size="14pt" officeooo:rsid="01b419a7" officeooo:paragraph-rsid="01d9ceb2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1d9ceb2" officeooo:paragraph-rsid="01d9ceb2" fo:background-color="transparent" style:font-size-asian="14pt" style:font-size-complex="14pt"/>
    </style:style>
    <style:style style:name="P10" style:family="paragraph" style:parent-style-name="Text_20_body">
      <style:text-properties officeooo:rsid="006b1203" officeooo:paragraph-rsid="00560c99"/>
    </style:style>
    <style:style style:name="P11" style:family="paragraph" style:parent-style-name="Heading_20_1">
      <style:text-properties officeooo:rsid="01b3840a" officeooo:paragraph-rsid="01b384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117eb"/>
    </style:style>
    <style:style style:name="T3" style:family="text">
      <style:text-properties officeooo:rsid="01c62c8b"/>
    </style:style>
    <style:style style:name="T4" style:family="text">
      <style:text-properties officeooo:rsid="01c810ca" fo:background-color="#fff200" loext:char-shading-value="0"/>
    </style:style>
    <style:style style:name="T5" style:family="text">
      <style:text-properties officeooo:rsid="01d75198" fo:background-color="#fff200" loext:char-shading-value="0"/>
    </style:style>
    <style:style style:name="T6" style:family="text">
      <style:text-properties officeooo:rsid="01c810ca"/>
    </style:style>
    <style:style style:name="T7" style:family="text">
      <style:text-properties officeooo:rsid="01cf4b59"/>
    </style:style>
    <style:style style:name="T8" style:family="text">
      <style:text-properties officeooo:rsid="01d13968"/>
    </style:style>
    <style:style style:name="T9" style:family="text">
      <style:text-properties officeooo:rsid="01d75198"/>
    </style:style>
    <style:style style:name="T10" style:family="text">
      <style:text-properties officeooo:rsid="01da0a34"/>
    </style:style>
    <style:style style:name="T11" style:family="text">
      <style:text-properties officeooo:rsid="01df94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dices espectrales </text:h>
      <text:p text:style-name="P1"/>
      <text:p text:style-name="P7"><text:span text:style-name="T1">1)</text:span> Buen día, <text:span text:style-name="T2">Hoy hablaremos de indices espectrales.</text:span></text:p>
      <text:p text:style-name="P8"><text:span text:style-name="T3">3) </text:span>Debido al carácter multiespectral <text:span text:style-name="T4">de las imágenes satelitales</text:span>, <text:span text:style-name="T11">es posible realizar sobre las bandas operaciones matemáticas para generar nuevas variables sintéticas a partir de información multiespectral. </text:span>Los nuevos componentes están relacionados con los antiguos valores de brillo de los píxeles. <text:span text:style-name="T5">Sin embargo la</text:span> imagen <text:span text:style-name="T7">obtenida</text:span> puede hacer evidentes características que <text:span text:style-name="T9">no se distinguen de manera simple en la imagen original conservando la informacion escencial. Asimismo, </text:span></text:p>
      <text:p text:style-name="P9">4) </text:p>
      <text:p text:style-name="P9"/>
      <text:p text:style-name="P6">Conectar con </text:p>
      <text:p text:style-name="P5"/>
      <text:p text:style-name="P5"/>
      <text:p text:style-name="P3"/>
      <text:p text:style-name="P3"><text:s/></text:p>
      <text:p text:style-name="P4"/>
      <text:p text:style-name="P4"/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02:23.366783490</meta:creation-date>
    <meta:print-date>2019-01-24T10:03:09.538846085</meta:print-date>
    <dc:date>2019-04-05T11:36:08.736658906</dc:date>
    <meta:editing-duration>P3DT17H3M27S</meta:editing-duration>
    <meta:editing-cycles>22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9" meta:character-count="566" meta:non-whitespace-character-count="487"/>
  </office:meta>
</office:document-meta>
</file>